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3.966cm" fo:padding-top="0.142cm" fo:padding-bottom="0.142cm" fo:padding-left="0.267cm" fo:padding-right="0.267cm"/>
    </style:style>
    <style:style style:name="gr2" style:family="graphic" style:parent-style-name="standard">
      <style:graphic-properties draw:stroke="solid" draw:stroke-dash="Fine_20_Dashed" svg:stroke-width="0.106cm" svg:stroke-color="#000000" draw:marker-start-width="0.358cm" draw:marker-end-width="0.358cm" draw:fill-color="#ffffff" draw:textarea-horizontal-align="justify" draw:textarea-vertical-align="middle" draw:auto-grow-height="false" fo:min-height="0.789cm" fo:min-width="1.495cm" fo:padding-top="0.177cm" fo:padding-bottom="0.177cm" fo:padding-left="0.302cm" fo:padding-right="0.302cm"/>
    </style:style>
    <style:style style:name="gr3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65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47cm" fo:padding-top="0.142cm" fo:padding-bottom="0.142cm" fo:padding-left="0.267cm" fo:padding-right="0.267cm"/>
    </style:style>
    <style:style style:name="gr5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2.916cm" fo:min-width="6.565cm" fo:padding-top="0.142cm" fo:padding-bottom="0.142cm" fo:padding-left="0.267cm" fo:padding-right="0.26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8cm" fo:min-width="0.85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59cm" fo:min-width="0.466cm" fo:padding-top="0.142cm" fo:padding-bottom="0.142cm" fo:padding-left="0.267cm" fo:padding-right="0.267cm"/>
    </style:style>
    <style:style style:name="gr9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016cm" fo:min-width="1.965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ffffff" draw:marker-start-width="0.252cm" draw:marker-end-width="0.252cm" svg:stroke-opacity="0%" draw:fill-color="#ffffff" draw:opacity="0%" draw:textarea-horizontal-align="justify" draw:textarea-vertical-align="middle" draw:auto-grow-height="false" fo:min-height="0.478cm" fo:min-width="0.101cm" fo:padding-top="0.142cm" fo:padding-bottom="0.142cm" fo:padding-left="0.267cm" fo:padding-right="0.267cm"/>
    </style:style>
    <style:style style:name="gr11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2.566cm" fo:padding-top="0.142cm" fo:padding-bottom="0.142cm" fo:padding-left="0.267cm" fo:padding-right="0.267cm"/>
    </style:style>
    <style:style style:name="gr12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2.916cm" fo:min-width="7.465cm" fo:padding-top="0.142cm" fo:padding-bottom="0.142cm" fo:padding-left="0.267cm" fo:padding-right="0.267cm"/>
    </style:style>
    <style:style style:name="gr13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.8000001907349pt"/>
    </style:style>
    <style:style style:name="P3" style:family="paragraph">
      <style:paragraph-properties fo:line-height="100%" fo:text-align="center"/>
    </style:style>
    <style:style style:name="P4" style:family="paragraph">
      <loext:graphic-properties draw:fill-color="#ffffff" draw:opacity="0%"/>
      <style:paragraph-properties fo:text-align="center"/>
      <style:text-properties fo:font-size="10.8000001907349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ffffff" draw:opacity="0%"/>
      <style:paragraph-properties fo:text-align="center"/>
      <style:text-properties fo:font-size="10pt" style:text-underline-style="solid" style:text-underline-width="auto" style:text-underline-color="font-color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5" draw:id="id25" draw:layer="layout" svg:width="4.5cm" svg:height="1.27cm" svg:x="1cm" svg:y="4.43cm">
          <text:p text:style-name="P1"><text:span text:style-name="T1">Project Development Type: </text:span></text:p>
          <text:p text:style-name="P1"><text:span text:style-name="T1">Flood Prone Area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xml:id="id7" draw:id="id7" draw:layer="layout" svg:width="2.099cm" svg:height="1.143cm" svg:x="15.199cm" svg:y="8.457cm">
          <text:p text:style-name="P1"><text:span text:style-name="T1">Distribution</text:span></text:p>
          <text:p text:style-name="P1"><text:span text:style-name="T1">Chamber</text:span></text:p>
          <text:p text:style-name="P1"><text:span text:style-name="T1">Element</text:span></text:p>
          <draw:enhanced-geometry svg:viewBox="0 0 21600 21600" draw:mirror-horizontal="true" draw:mirror-vertical="false" draw:type="rectangle" draw:enhanced-path="M 0 0 L 21600 0 21600 21600 0 21600 0 0 Z N"/>
        </draw:custom-shape>
        <draw:g xml:id="id24" draw:id="id24">
          <draw:custom-shape draw:style-name="gr3" draw:text-style-name="P2" xml:id="id2" draw:id="id2" draw:layer="layout" svg:width="2.099cm" svg:height="1.143cm" svg:x="8.998cm" svg:y="2.227cm">
            <text:p text:style-name="P1"><text:span text:style-name="T1">Enhance</text:span></text:p>
            <text:p text:style-name="P1"><text:span text:style-name="T1">Drop-inlet</text:span></text:p>
            <text:p text:style-name="P3"><text:span text:style-name="T1">Chambe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2" xml:id="id6" draw:id="id6" draw:layer="layout" svg:width="2.099cm" svg:height="1.143cm" svg:x="13.798cm" svg:y="2.227cm">
            <text:p text:style-name="P1"><text:span text:style-name="T1">???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2" xml:id="id4" draw:id="id4" draw:layer="layout" svg:width="2.099cm" svg:height="1.143cm" svg:x="11.399cm" svg:y="2.227cm">
            <text:p text:style-name="P1"><text:span text:style-name="T1">???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2" xml:id="id1" draw:id="id1" draw:layer="layout" svg:width="2.081cm" svg:height="1.143cm" svg:x="9.017cm" svg:y="4.07cm">
            <text:p text:style-name="P1"><text:span text:style-name="T1">Obj typ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" draw:id="id3" draw:layer="layout" svg:width="2.081cm" svg:height="1.143cm" svg:x="11.398cm" svg:y="4.07cm">
            <text:p text:style-name="P1"><text:span text:style-name="T1">classification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" draw:id="id5" draw:layer="layout" svg:width="2.081cm" svg:height="1.143cm" svg:x="13.817cm" svg:y="4.07cm">
            <text:p text:style-name="P1"><text:span text:style-name="T1">Predefined</text:span></text:p>
            <text:p text:style-name="P1"><text:span text:style-name="T1">typ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7.099cm" svg:height="3.2cm" svg:x="8.899cm" svg:y="2.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6" draw:text-style-name="P5" draw:layer="layout" draw:type="line" svg:x1="10.059cm" svg:y1="4.07cm" svg:x2="10.048cm" svg:y2="3.37cm" draw:start-shape="id1" draw:start-glue-point="4" draw:end-shape="id2" svg:d="M10059 4070l-11-700" svg:viewBox="0 0 12 701">
            <text:p/>
          </draw:connector>
          <draw:connector draw:style-name="gr6" draw:text-style-name="P5" draw:layer="layout" draw:type="line" svg:x1="12.44cm" svg:y1="4.07cm" svg:x2="12.449cm" svg:y2="3.37cm" draw:start-shape="id3" draw:start-glue-point="4" draw:end-shape="id4" draw:end-glue-point="2" svg:d="M12440 4070l9-700" svg:viewBox="0 0 10 701">
            <text:p/>
          </draw:connector>
          <draw:connector draw:style-name="gr6" draw:text-style-name="P5" draw:layer="layout" draw:type="line" svg:x1="14.859cm" svg:y1="4.07cm" svg:x2="14.848cm" svg:y2="3.37cm" draw:start-shape="id5" draw:start-glue-point="4" draw:end-shape="id6" draw:end-glue-point="2" svg:d="M14859 4070l-11-700" svg:viewBox="0 0 12 701">
            <text:p/>
          </draw:connector>
        </draw:g>
        <draw:custom-shape draw:style-name="gr4" draw:text-style-name="P2" xml:id="id8" draw:id="id8" draw:layer="layout" svg:width="2.081cm" svg:height="1.143cm" svg:x="12.018cm" svg:y="8.457cm">
          <text:p text:style-name="P1"><text:span text:style-name="T1">member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15.2cm" svg:y1="9.028cm" svg:x2="14.1cm" svg:y2="9.029cm" draw:start-shape="id7" draw:start-glue-point="3" draw:end-shape="id8" draw:end-glue-point="6" svg:d="M15200 9028l-1100 1" svg:viewBox="0 0 1101 2">
          <text:p/>
        </draw:connector>
        <draw:custom-shape draw:style-name="gr3" draw:text-style-name="P2" xml:id="id9" draw:id="id9" draw:layer="layout" svg:width="2.099cm" svg:height="1.143cm" svg:x="9.099cm" svg:y="8.457cm">
          <text:p text:style-name="P1"><text:span text:style-name="T1">Building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6" draw:text-style-name="P5" draw:layer="layout" draw:type="line" svg:x1="12.019cm" svg:y1="9.029cm" svg:x2="11.199cm" svg:y2="9.028cm" draw:start-shape="id8" draw:start-glue-point="10" draw:end-shape="id9" svg:d="M12019 9029l-820-1" svg:viewBox="0 0 821 2">
          <text:p/>
        </draw:connector>
        <draw:custom-shape draw:style-name="gr4" draw:text-style-name="P2" xml:id="id10" draw:id="id10" draw:layer="layout" svg:width="2.081cm" svg:height="1.143cm" svg:x="6.199cm" svg:y="8.457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9.1cm" svg:y1="9.028cm" svg:x2="8.281cm" svg:y2="9.029cm" draw:start-shape="id9" draw:start-glue-point="3" draw:end-shape="id10" draw:end-glue-point="6" svg:d="M9100 9028l-819 1" svg:viewBox="0 0 820 2">
          <text:p/>
        </draw:connector>
        <draw:custom-shape draw:style-name="gr7" draw:text-style-name="P6" xml:id="id46" draw:id="id46" draw:layer="layout" svg:width="2.7cm" svg:height="2.1cm" svg:x="21.2cm" svg:y="10.4cm">
          <text:p text:style-name="P1"><text:span text:style-name="T2">Is Collided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g>
          <draw:custom-shape draw:style-name="gr3" draw:text-style-name="P2" xml:id="id12" draw:id="id12" draw:layer="layout" svg:width="2.099cm" svg:height="1.143cm" svg:x="16.298cm" svg:y="2.227cm">
            <text:p text:style-name="P1"><text:span text:style-name="T1">Drop-inlet</text:span></text:p>
            <text:p text:style-name="P3"><text:span text:style-name="T1">Chambe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2" xml:id="id16" draw:id="id16" draw:layer="layout" svg:width="2.099cm" svg:height="1.143cm" svg:x="21.098cm" svg:y="2.227cm">
            <text:p text:style-name="P1"><text:span text:style-name="T1">???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2" xml:id="id14" draw:id="id14" draw:layer="layout" svg:width="2.099cm" svg:height="1.143cm" svg:x="18.699cm" svg:y="2.227cm">
            <text:p text:style-name="P1"><text:span text:style-name="T1">???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2" xml:id="id11" draw:id="id11" draw:layer="layout" svg:width="2.081cm" svg:height="1.143cm" svg:x="16.317cm" svg:y="4.07cm">
            <text:p text:style-name="P1"><text:span text:style-name="T1">Obj typ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3" draw:id="id13" draw:layer="layout" svg:width="2.081cm" svg:height="1.143cm" svg:x="18.698cm" svg:y="4.07cm">
            <text:p text:style-name="P1"><text:span text:style-name="T1">classification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5" draw:id="id15" draw:layer="layout" svg:width="2.081cm" svg:height="1.143cm" svg:x="21.117cm" svg:y="4.07cm">
            <text:p text:style-name="P1"><text:span text:style-name="T1">Predefined</text:span></text:p>
            <text:p text:style-name="P1"><text:span text:style-name="T1">typ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7.099cm" svg:height="3.2cm" svg:x="16.199cm" svg:y="2.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6" draw:text-style-name="P5" draw:layer="layout" draw:type="line" svg:x1="17.359cm" svg:y1="4.07cm" svg:x2="17.348cm" svg:y2="3.37cm" draw:start-shape="id11" draw:start-glue-point="4" draw:end-shape="id12" svg:d="M17359 4070l-11-700" svg:viewBox="0 0 12 701">
            <text:p/>
          </draw:connector>
          <draw:connector draw:style-name="gr6" draw:text-style-name="P5" draw:layer="layout" draw:type="line" svg:x1="19.74cm" svg:y1="4.07cm" svg:x2="19.749cm" svg:y2="3.37cm" draw:start-shape="id13" draw:start-glue-point="4" draw:end-shape="id14" draw:end-glue-point="2" svg:d="M19740 4070l9-700" svg:viewBox="0 0 10 701">
            <text:p/>
          </draw:connector>
          <draw:connector draw:style-name="gr6" draw:text-style-name="P5" draw:layer="layout" draw:type="line" svg:x1="22.159cm" svg:y1="4.07cm" svg:x2="22.148cm" svg:y2="3.37cm" draw:start-shape="id15" draw:start-glue-point="4" draw:end-shape="id16" draw:end-glue-point="2" svg:d="M22159 4070l-11-700" svg:viewBox="0 0 12 701">
            <text:p/>
          </draw:connector>
        </draw:g>
        <draw:g xml:id="id23" draw:id="id23">
          <draw:custom-shape draw:style-name="gr3" draw:text-style-name="P2" xml:id="id18" draw:id="id18" draw:layer="layout" svg:width="2.099cm" svg:height="1.143cm" svg:x="16.299cm" svg:y="2.227cm">
            <text:p text:style-name="P1"><text:span text:style-name="T1">Drop-inlet</text:span></text:p>
            <text:p text:style-name="P3"><text:span text:style-name="T1">Chambe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2" xml:id="id22" draw:id="id22" draw:layer="layout" svg:width="2.099cm" svg:height="1.143cm" svg:x="21.099cm" svg:y="2.227cm">
            <text:p text:style-name="P1"><text:span text:style-name="T1">???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2" xml:id="id20" draw:id="id20" draw:layer="layout" svg:width="2.099cm" svg:height="1.143cm" svg:x="18.7cm" svg:y="2.227cm">
            <text:p text:style-name="P1"><text:span text:style-name="T1">???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2" xml:id="id17" draw:id="id17" draw:layer="layout" svg:width="2.081cm" svg:height="1.143cm" svg:x="16.318cm" svg:y="4.07cm">
            <text:p text:style-name="P1"><text:span text:style-name="T1">Obj typ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9" draw:id="id19" draw:layer="layout" svg:width="2.081cm" svg:height="1.143cm" svg:x="18.699cm" svg:y="4.07cm">
            <text:p text:style-name="P1"><text:span text:style-name="T1">classification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1" draw:id="id21" draw:layer="layout" svg:width="2.081cm" svg:height="1.143cm" svg:x="21.118cm" svg:y="4.07cm">
            <text:p text:style-name="P1"><text:span text:style-name="T1">Predefined</text:span></text:p>
            <text:p text:style-name="P1"><text:span text:style-name="T1">typ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7.099cm" svg:height="3.2cm" svg:x="16.2cm" svg:y="2.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6" draw:text-style-name="P5" draw:layer="layout" draw:type="line" svg:x1="17.36cm" svg:y1="4.07cm" svg:x2="17.349cm" svg:y2="3.37cm" draw:start-shape="id17" draw:start-glue-point="4" draw:end-shape="id18" svg:d="M17360 4070l-11-700" svg:viewBox="0 0 12 701">
            <text:p/>
          </draw:connector>
          <draw:connector draw:style-name="gr6" draw:text-style-name="P5" draw:layer="layout" draw:type="line" svg:x1="19.741cm" svg:y1="4.07cm" svg:x2="19.75cm" svg:y2="3.37cm" draw:start-shape="id19" draw:start-glue-point="4" draw:end-shape="id20" draw:end-glue-point="2" svg:d="M19741 4070l9-700" svg:viewBox="0 0 10 701">
            <text:p/>
          </draw:connector>
          <draw:connector draw:style-name="gr6" draw:text-style-name="P5" draw:layer="layout" draw:type="line" svg:x1="22.16cm" svg:y1="4.07cm" svg:x2="22.149cm" svg:y2="3.37cm" draw:start-shape="id21" draw:start-glue-point="4" draw:end-shape="id22" draw:end-glue-point="2" svg:d="M22160 4070l-11-700" svg:viewBox="0 0 12 701">
            <text:p/>
          </draw:connector>
        </draw:g>
        <draw:connector draw:style-name="gr6" draw:text-style-name="P5" draw:layer="layout" svg:x1="16.249cm" svg:y1="8.457cm" svg:x2="19.75cm" svg:y2="5.3cm" draw:start-shape="id7" draw:start-glue-point="0" draw:end-shape="id23" svg:d="M16249 8457v-1596h3501v-1561" svg:viewBox="0 0 3502 3158">
          <text:p/>
        </draw:connector>
        <draw:connector draw:style-name="gr6" draw:text-style-name="P5" draw:layer="layout" svg:x1="16.249cm" svg:y1="8.457cm" svg:x2="12.449cm" svg:y2="5.3cm" draw:start-shape="id7" draw:start-glue-point="0" draw:end-shape="id24" draw:end-glue-point="2" svg:d="M16249 8457v-1596h-3800v-1561" svg:viewBox="0 0 3801 3158">
          <text:p/>
        </draw:connector>
        <draw:custom-shape draw:style-name="gr8" draw:text-style-name="P2" draw:layer="layout" svg:width="1cm" svg:height="0.943cm" svg:x="12.8cm" svg:y="6.357cm">
          <text:p text:style-name="P1"><text:span text:style-name="T1">C1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cm" svg:height="0.943cm" svg:x="18.1cm" svg:y="6.357cm">
          <text:p text:style-name="P1"><text:span text:style-name="T1">C2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6" draw:id="id26" draw:layer="layout" svg:width="4.5cm" svg:height="1.27cm" svg:x="1cm" svg:y="6.73cm">
          <text:p text:style-name="P1"><text:span text:style-name="T1">Project Development Type: </text:span></text:p>
          <text:p text:style-name="P1"><text:span text:style-name="T1">Any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6" draw:text-style-name="P5" draw:layer="layout" svg:x1="7.241cm" svg:y1="8.457cm" svg:x2="5.5cm" svg:y2="5.065cm" draw:start-shape="id10" draw:start-glue-point="4" draw:end-shape="id25" draw:end-glue-point="1" svg:d="M7241 8457v-3392h-1741" svg:viewBox="0 0 1742 3393">
          <text:p/>
        </draw:connector>
        <draw:connector draw:style-name="gr6" draw:text-style-name="P5" draw:layer="layout" svg:x1="7.241cm" svg:y1="8.457cm" svg:x2="5.5cm" svg:y2="7.365cm" draw:start-shape="id10" draw:start-glue-point="4" draw:end-shape="id26" draw:end-glue-point="1" svg:d="M7241 8457v-1092h-1741" svg:viewBox="0 0 1742 1093">
          <text:p/>
        </draw:connector>
        <draw:custom-shape draw:style-name="gr8" draw:text-style-name="P2" draw:layer="layout" svg:width="1cm" svg:height="0.943cm" svg:x="6cm" svg:y="4.657cm">
          <text:p text:style-name="P1"><text:span text:style-name="T1">C1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cm" svg:height="0.943cm" svg:x="6cm" svg:y="6.957cm">
          <text:p text:style-name="P1"><text:span text:style-name="T1">C2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9" draw:id="id29" draw:layer="layout" svg:width="2.499cm" svg:height="1.3cm" svg:x="26.301cm" svg:y="12.9cm">
          <text:p text:style-name="P1"><text:span text:style-name="T1">Distribution</text:span></text:p>
          <text:p text:style-name="P1"><text:span text:style-name="T1">Chamber</text:span></text:p>
          <text:p text:style-name="P1"><text:span text:style-name="T1">Element (i + 1)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6" xml:id="id28" draw:id="id28" draw:layer="layout" svg:width="2.7cm" svg:height="2.1cm" svg:x="30.701cm" svg:y="11.4cm">
          <text:p text:style-name="P1"><text:span text:style-name="T2">Get Distan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type="line" svg:x1="28.801cm" svg:y1="11.45cm" svg:x2="30.701cm" svg:y2="12.45cm" draw:start-shape="id27" draw:start-glue-point="1" draw:end-shape="id28" draw:end-glue-point="5" svg:d="M28801 11450l1900 1000" svg:viewBox="0 0 1901 1001">
          <text:p/>
        </draw:connector>
        <draw:connector draw:style-name="gr6" draw:text-style-name="P5" draw:layer="layout" draw:type="line" svg:x1="28.801cm" svg:y1="13.55cm" svg:x2="30.701cm" svg:y2="12.45cm" draw:start-shape="id29" draw:start-glue-point="1" draw:end-shape="id28" draw:end-glue-point="5" svg:d="M28801 13550l1900-1100" svg:viewBox="0 0 1901 1101">
          <text:p/>
        </draw:connector>
        <draw:custom-shape draw:style-name="gr9" draw:text-style-name="P2" xml:id="id30" draw:id="id30" draw:layer="layout" svg:width="2.499cm" svg:height="1.3cm" svg:x="34.8cm" svg:y="11.8cm">
          <text:p text:style-name="P1"><text:span text:style-name="T1">D= 6000mm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6" draw:text-style-name="P5" draw:layer="layout" draw:type="line" svg:x1="33.401cm" svg:y1="12.45cm" svg:x2="34.801cm" svg:y2="12.45cm" draw:start-shape="id28" draw:start-glue-point="7" draw:end-shape="id30" draw:end-glue-point="3" svg:d="M33401 12450h1400" svg:viewBox="0 0 1401 1">
          <text:p/>
        </draw:connector>
        <draw:custom-shape draw:style-name="gr3" draw:text-style-name="P2" draw:layer="layout" svg:width="2.099cm" svg:height="1.143cm" svg:x="4.199cm" svg:y="15.35cm">
          <text:p text:style-name="P1"><text:span text:style-name="T1">Building</text:span></text:p>
          <draw:enhanced-geometry svg:viewBox="0 0 21600 21600" draw:mirror-horizontal="true" draw:mirror-vertical="false" draw:type="rectangle" draw:enhanced-path="M 0 0 L 21600 0 21600 21600 0 21600 0 0 Z N"/>
        </draw:custom-shape>
        <draw:g xml:id="id38" draw:id="id38">
          <draw:custom-shape draw:style-name="gr3" draw:text-style-name="P2" xml:id="id32" draw:id="id32" draw:layer="layout" svg:width="2.099cm" svg:height="1.143cm" svg:x="1.799cm" svg:y="11.477cm">
            <text:p text:style-name="P1"><text:span text:style-name="T1">Sidewalk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2" xml:id="id36" draw:id="id36" draw:layer="layout" svg:width="2.099cm" svg:height="1.143cm" svg:x="6.599cm" svg:y="11.477cm">
            <text:p text:style-name="P1"><text:span text:style-name="T1">???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2" xml:id="id34" draw:id="id34" draw:layer="layout" svg:width="2.099cm" svg:height="1.143cm" svg:x="4.2cm" svg:y="11.477cm">
            <text:p text:style-name="P1"><text:span text:style-name="T1">???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2" xml:id="id31" draw:id="id31" draw:layer="layout" svg:width="2.081cm" svg:height="1.143cm" svg:x="1.818cm" svg:y="13.32cm">
            <text:p text:style-name="P1"><text:span text:style-name="T1">Obj typ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3" draw:id="id33" draw:layer="layout" svg:width="2.081cm" svg:height="1.143cm" svg:x="4.199cm" svg:y="13.32cm">
            <text:p text:style-name="P1"><text:span text:style-name="T1">classification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5" draw:id="id35" draw:layer="layout" svg:width="2.081cm" svg:height="1.143cm" svg:x="6.618cm" svg:y="13.32cm">
            <text:p text:style-name="P1"><text:span text:style-name="T1">Predefined</text:span></text:p>
            <text:p text:style-name="P1"><text:span text:style-name="T1">typ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7.099cm" svg:height="3.2cm" svg:x="1.7cm" svg:y="11.3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6" draw:text-style-name="P5" draw:layer="layout" draw:type="line" svg:x1="2.86cm" svg:y1="13.32cm" svg:x2="2.849cm" svg:y2="12.62cm" draw:start-shape="id31" draw:start-glue-point="4" draw:end-shape="id32" svg:d="M2860 13320l-11-700" svg:viewBox="0 0 12 701">
            <text:p/>
          </draw:connector>
          <draw:connector draw:style-name="gr6" draw:text-style-name="P5" draw:layer="layout" draw:type="line" svg:x1="5.241cm" svg:y1="13.32cm" svg:x2="5.25cm" svg:y2="12.62cm" draw:start-shape="id33" draw:start-glue-point="4" draw:end-shape="id34" draw:end-glue-point="2" svg:d="M5241 13320l9-700" svg:viewBox="0 0 10 701">
            <text:p/>
          </draw:connector>
          <draw:connector draw:style-name="gr6" draw:text-style-name="P5" draw:layer="layout" draw:type="line" svg:x1="7.66cm" svg:y1="13.32cm" svg:x2="7.649cm" svg:y2="12.62cm" draw:start-shape="id35" draw:start-glue-point="4" draw:end-shape="id36" draw:end-glue-point="2" svg:d="M7660 13320l-11-700" svg:viewBox="0 0 12 701">
            <text:p/>
          </draw:connector>
        </draw:g>
        <draw:custom-shape draw:style-name="gr3" draw:text-style-name="P2" xml:id="id37" draw:id="id37" draw:layer="layout" svg:width="2.099cm" svg:height="1.143cm" svg:x="4.2cm" svg:y="15.35cm">
          <text:p text:style-name="P1"><text:span text:style-name="T1">Slab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6" draw:text-style-name="P5" draw:layer="layout" draw:type="line" svg:x1="5.25cm" svg:y1="15.35cm" svg:x2="5.25cm" svg:y2="14.55cm" draw:start-shape="id37" draw:start-glue-point="0" draw:end-shape="id38" draw:end-glue-point="2" svg:d="M5250 15350v-800" svg:viewBox="0 0 1 801">
          <text:p/>
        </draw:connector>
        <draw:custom-shape draw:style-name="gr10" draw:text-style-name="P7" draw:layer="layout" svg:width="0.635cm" svg:height="0.762cm" svg:x="8.764cm" svg:y="16.388cm">
          <text:p text:style-name="P1"><text:span text:style-name="T3">AND</text:span></text:p>
          <draw:enhanced-geometry svg:viewBox="0 0 21600 21600" draw:mirror-horizontal="true" draw:mirror-vertical="false" draw:type="rectangle" draw:enhanced-path="M 0 0 L 21600 0 21600 21600 0 21600 0 0 Z N"/>
        </draw:custom-shape>
        <draw:g>
          <draw:custom-shape draw:style-name="gr11" draw:text-style-name="P2" xml:id="id40" draw:id="id40" draw:layer="layout" svg:width="3.1cm" svg:height="1.143cm" svg:x="9.399cm" svg:y="11.477cm">
            <text:p text:style-name="P1"><text:span text:style-name="T1">Road Carriageway</text:span></text:p>
            <text:p text:style-name="P1"><text:span text:style-name="T1">or</text:span></text:p>
            <text:p text:style-name="P1"><text:span text:style-name="T1">Carpark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2" xml:id="id44" draw:id="id44" draw:layer="layout" svg:width="2.099cm" svg:height="1.143cm" svg:x="15.098cm" svg:y="11.477cm">
            <text:p text:style-name="P1"><text:span text:style-name="T1">???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2" xml:id="id42" draw:id="id42" draw:layer="layout" svg:width="2.099cm" svg:height="1.143cm" svg:x="12.699cm" svg:y="11.477cm">
            <text:p text:style-name="P1"><text:span text:style-name="T1">???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2" xml:id="id39" draw:id="id39" draw:layer="layout" svg:width="2.081cm" svg:height="1.143cm" svg:x="9.917cm" svg:y="13.32cm">
            <text:p text:style-name="P1"><text:span text:style-name="T1">Obj typ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1" draw:id="id41" draw:layer="layout" svg:width="2.081cm" svg:height="1.143cm" svg:x="12.698cm" svg:y="13.32cm">
            <text:p text:style-name="P1"><text:span text:style-name="T1">classification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3" draw:id="id43" draw:layer="layout" svg:width="2.081cm" svg:height="1.143cm" svg:x="15.117cm" svg:y="13.32cm">
            <text:p text:style-name="P1"><text:span text:style-name="T1">Predefined</text:span></text:p>
            <text:p text:style-name="P1"><text:span text:style-name="T1">typ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4" draw:layer="layout" svg:width="7.999cm" svg:height="3.2cm" svg:x="9.299cm" svg:y="11.3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6" draw:text-style-name="P5" draw:layer="layout" draw:type="line" svg:x1="10.959cm" svg:y1="13.32cm" svg:x2="10.949cm" svg:y2="12.62cm" draw:start-shape="id39" draw:start-glue-point="4" draw:end-shape="id40" svg:d="M10959 13320l-10-700" svg:viewBox="0 0 11 701">
            <text:p/>
          </draw:connector>
          <draw:connector draw:style-name="gr6" draw:text-style-name="P5" draw:layer="layout" draw:type="line" svg:x1="13.74cm" svg:y1="13.32cm" svg:x2="13.749cm" svg:y2="12.62cm" draw:start-shape="id41" draw:start-glue-point="4" draw:end-shape="id42" draw:end-glue-point="2" svg:d="M13740 13320l9-700" svg:viewBox="0 0 10 701">
            <text:p/>
          </draw:connector>
          <draw:connector draw:style-name="gr6" draw:text-style-name="P5" draw:layer="layout" draw:type="line" svg:x1="16.159cm" svg:y1="13.32cm" svg:x2="16.148cm" svg:y2="12.62cm" draw:start-shape="id43" draw:start-glue-point="4" draw:end-shape="id44" draw:end-glue-point="2" svg:d="M16159 13320l-11-700" svg:viewBox="0 0 12 701">
            <text:p/>
          </draw:connector>
        </draw:g>
        <draw:custom-shape draw:style-name="gr3" draw:text-style-name="P2" draw:layer="layout" svg:width="2.099cm" svg:height="1.143cm" svg:x="12.699cm" svg:y="15.359cm">
          <text:p text:style-name="P1"><text:span text:style-name="T1">Building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" draw:text-style-name="P2" xml:id="id45" draw:id="id45" draw:layer="layout" svg:width="2.099cm" svg:height="1.143cm" svg:x="12.7cm" svg:y="15.359cm">
          <text:p text:style-name="P1"><text:span text:style-name="T1">Slab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6" draw:text-style-name="P5" draw:layer="layout" draw:type="line" svg:x1="13.75cm" svg:y1="15.359cm" svg:x2="13.75cm" svg:y2="14.559cm" draw:start-shape="id45" draw:start-glue-point="0" svg:d="M13750 15359v-800" svg:viewBox="0 0 1 801">
          <text:p/>
        </draw:connector>
        <draw:connector draw:style-name="gr6" draw:text-style-name="P5" draw:layer="layout" svg:x1="5.25cm" svg:y1="16.493cm" svg:x2="22.55cm" svg:y2="12.5cm" draw:start-shape="id37" draw:start-glue-point="2" draw:end-shape="id46" draw:end-glue-point="6" svg:d="M5250 16493v517h17300v-4510" svg:viewBox="0 0 17301 4511">
          <text:p/>
        </draw:connector>
        <draw:connector draw:style-name="gr6" draw:text-style-name="P5" draw:layer="layout" svg:x1="13.75cm" svg:y1="16.502cm" svg:x2="22.55cm" svg:y2="12.5cm" draw:start-shape="id45" draw:start-glue-point="2" draw:end-shape="id46" draw:end-glue-point="6" svg:d="M13750 16502v517h8800v-4519" svg:viewBox="0 0 8801 4520">
          <text:p/>
        </draw:connector>
        <draw:connector draw:style-name="gr6" draw:text-style-name="P5" draw:layer="layout" svg:x1="17.299cm" svg:y1="9.028cm" svg:x2="22.55cm" svg:y2="10.4cm" draw:start-shape="id7" draw:start-glue-point="1" draw:end-shape="id46" draw:end-glue-point="4" svg:d="M17299 9028h5251v1372" svg:viewBox="0 0 5252 1373">
          <text:p/>
        </draw:connector>
        <draw:custom-shape draw:style-name="gr10" draw:text-style-name="P7" draw:layer="layout" svg:width="0.635cm" svg:height="0.762cm" svg:x="15.922cm" svg:y="6.267cm">
          <text:p text:style-name="P1"><text:span text:style-name="T3">OR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6" draw:text-style-name="P5" draw:layer="layout" draw:type="line" svg:x1="23.9cm" svg:y1="11.45cm" svg:x2="26.302cm" svg:y2="11.45cm" draw:start-shape="id46" draw:start-glue-point="7" draw:end-shape="id27" svg:d="M23900 11450h2402" svg:viewBox="0 0 2403 1">
          <text:p/>
        </draw:connector>
        <draw:connector draw:style-name="gr13" draw:text-style-name="P5" draw:layer="layout" svg:x1="16.249cm" svg:y1="9.6cm" svg:x2="27.551cm" svg:y2="10.8cm" draw:start-shape="id7" draw:start-glue-point="2" draw:end-shape="id27" draw:end-glue-point="0" svg:d="M16249 9600v617h11302v583" svg:viewBox="0 0 11303 1201">
          <text:p/>
        </draw:connector>
        <draw:connector draw:style-name="gr13" draw:text-style-name="P5" draw:layer="layout" draw:line-skew="-1.067cm" svg:x1="16.249cm" svg:y1="9.6cm" svg:x2="27.551cm" svg:y2="12.9cm" draw:start-shape="id7" draw:start-glue-point="2" draw:end-shape="id29" svg:d="M16249 9600v600h11302v2700" svg:viewBox="0 0 11303 3301">
          <text:p/>
        </draw:connector>
        <draw:custom-shape draw:style-name="gr9" draw:text-style-name="P2" xml:id="id27" draw:id="id27" draw:layer="layout" svg:width="2.499cm" svg:height="1.3cm" svg:x="26.301cm" svg:y="10.8cm">
          <text:p text:style-name="P1"><text:span text:style-name="T1">Distribution</text:span></text:p>
          <text:p text:style-name="P1"><text:span text:style-name="T1">Chamber</text:span></text:p>
          <text:p text:style-name="P1"><text:span text:style-name="T1">Element (i)</text:span></text:p>
          <draw:enhanced-geometry svg:viewBox="0 0 21600 21600" draw:mirror-horizontal="tru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0cm" fo:page-height="5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0T12:11:54.235000000</meta:creation-date>
    <meta:generator>LibreOffice/6.0.3.2$Windows_X86_64 LibreOffice_project/8f48d515416608e3a835360314dac7e47fd0b821</meta:generator>
    <dc:date>2018-10-30T20:15:32.457000000</dc:date>
    <meta:editing-duration>PT6H34M7S</meta:editing-duration>
    <meta:editing-cycles>2</meta:editing-cycles>
    <meta:document-statistic meta:object-count="94"/>
  </office:meta>
</office:document-meta>
</file>